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Andale Mono" svg:font-family="'Andale Mono'" style:font-pitch="fixed"/>
    <style:font-face style:name="TlwgMono" svg:font-family="TlwgMono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style:font-name="TlwgMono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 style:parent-style-name="Text_20_body">
      <style:paragraph-properties fo:text-align="end" style:justify-single-word="false"/>
      <style:text-properties fo:font-size="10pt" fo:font-style="italic" style:font-size-asian="8.75pt" style:font-style-asian="italic" style:font-size-complex="10pt" style:font-style-complex="italic"/>
    </style:style>
    <style:style style:name="P6" style:family="paragraph" style:parent-style-name="Heading_20_2" style:list-style-name=""/>
    <style:style style:name="P7" style:family="paragraph" style:parent-style-name="Heading_20_2">
      <style:paragraph-properties fo:break-before="page"/>
    </style:style>
    <style:style style:name="P8" style:family="paragraph" style:parent-style-name="Preformatted_20_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Preformatted_20_Text">
      <style:paragraph-properties fo:orphans="2" fo:widows="2"/>
      <style:text-properties style:font-name="Times New Roman" fo:font-size="12pt" style:font-size-asian="12pt" style:font-size-complex="12pt"/>
    </style:style>
    <style:style style:name="P11" style:family="paragraph" style:parent-style-name="Preformatted_20_Text">
      <style:paragraph-properties fo:margin-top="0in" fo:margin-bottom="0.1965in" fo:orphans="2" fo:widows="2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Preformatted_20_Text">
      <style:paragraph-properties fo:margin-top="0in" fo:margin-bottom="0.1965in" fo:text-align="end" style:justify-single-word="false" fo:orphans="2" fo:widows="2"/>
      <style:text-properties style:font-name="Times New Roman" fo:font-size="10pt" style:font-size-asian="10pt" style:font-size-complex="10pt"/>
    </style:style>
    <style:style style:name="T1" style:family="text">
      <style:text-properties style:font-name="Andale Mono"/>
    </style:style>
    <style:style style:name="T2" style:family="text">
      <style:text-properties style:font-name="TlwgMono"/>
    </style:style>
    <style:style style:name="T3" style:family="text">
      <style:text-properties fo:font-variant="normal" fo:text-transform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333333"/>
    </style:style>
    <style:style style:name="T8" style:family="text">
      <style:text-properties fo:letter-spacing="normal"/>
    </style:style>
    <style:style style:name="T9" style:family="text">
      <style:text-properties fo:font-style="italic"/>
    </style:style>
    <style:style style:name="T10" style:family="text">
      <style:text-properties style:font-style-asian="italic"/>
    </style:style>
    <style:style style:name="T11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Задание 1.</text:h>
      <text:h text:style-name="Heading_20_2" text:outline-level="2">Задача 1. string</text:h>
      <text:p text:style-name="P8">Из стандартного ввода вводится строка на</text:p>
      <text:p text:style-name="P9">стандартный вывод выводятся слова (лексемы) из строки по одному слову в</text:p>
      <text:p text:style-name="P9">строке, внутри одинарных кавычек. <text:s/>Слова отделяются произвольным</text:p>
      <text:p text:style-name="P9">(ненулевым) числом пробельных символов</text:p>
      <text:p text:style-name="P10"/>
      <text:p text:style-name="Text_20_body">• Пример:</text:p>
      <text:p text:style-name="P9">o <text:span text:style-name="T4">Вход</text:span>:<text:span text:style-name="T1"> </text:span></text:p>
      <text:p text:style-name="P9">Шла Маша по <text:s text:c="7"/>шоссе</text:p>
      <text:p text:style-name="P9">o <text:span text:style-name="T4">Выход</text:span>:</text:p>
      <text:p text:style-name="P9">'Шла'</text:p>
      <text:p text:style-name="P9">'Маша'</text:p>
      <text:p text:style-name="P9">'по'</text:p>
      <text:p text:style-name="P9">'шоссе'</text:p>
      <text:p text:style-name="P10"/>
      <text:p text:style-name="P9">После обработки строки идет запрос следующей, и так пока не случится</text:p>
      <text:p text:style-name="P9">конец файла/вводд (EOF)</text:p>
      <text:p text:style-name="P10"/>
      <text:p text:style-name="P9">Требования: строка произвольной длины, работа с памятью должна быть корректной.</text:p>
      <text:p text:style-name="P10"/>
      <text:p text:style-name="P9"><text:span text:style-name="T6">Модификации</text:span>: </text:p>
      <text:p text:style-name="P9">а) символы ;&amp;| - являются отдельными лексемами, т.е. </text:p>
      <text:p text:style-name="P9">строка "Шла;Маша" - это три слова.</text:p>
      <text:p text:style-name="P9">б) Все, что внутри введенных двойных кавычек - одна лексема.</text:p>
      <text:p text:style-name="P11">Если есть начальная кавычка, но нет конечной — ошибка.</text:p>
      <text:p text:style-name="P12">2 балла без модификаций, 1 балл за каждую модификацию (итого: 4 балла)</text:p>
      <text:h text:style-name="P6" text:outline-level="2"/>
      <text:h text:style-name="P7" text:outline-level="2">Задача 2. pipestream</text:h>
      <text:p text:style-name="Text_20_body">Программа запускается с N параметрами, каждый параметр - корректная для</text:p>
      <text:p text:style-name="Text_20_body">выполнения строка запуска приложения. Нужно запустить требуемые приложения и</text:p>
      <text:p text:style-name="Text_20_body">организовать pipestream: выход первого приложения передаётся на вход второму, выход второго</text:p>
      <text:p text:style-name="Text_20_body">на вход третьему и т.д. Выход последнего приложения печатается на stdout.</text:p>
      <text:p text:style-name="Text_20_body">• Пример:</text:p>
      <text:p text:style-name="Text_20_body">o <text:span text:style-name="T4">Вход</text:span>:<text:span text:style-name="T1"> </text:span><text:span text:style-name="T2">./pipestreamer "echo -e '123\\n12'" "wc" "hd"</text:span></text:p>
      <text:p text:style-name="Text_20_body">o <text:span text:style-name="T4">Выход</text:span>:</text:p>
      <text:p text:style-name="P2">00000000 <text:s/>20 20 20 20 20 20 31 20 <text:s/>20 20 20 20 20 20 31 20 <text:s/>| <text:s text:c="5"/>1 <text:s text:c="6"/>1 |</text:p>
      <text:p text:style-name="P2">00000010 <text:s/>20 20 20 20 20 20 38 0a <text:s text:c="26"/>| <text:s text:c="5"/>8.|</text:p>
      <text:p text:style-name="P2">00000018</text:p>
      <text:p text:style-name="Text_20_body">• Требования: корректная остановка в случае аварийного завершения дочерних</text:p>
      <text:p text:style-name="Text_20_body">приложений или невозможности запустить одно из дочерних приложений</text:p>
      <text:p text:style-name="P3">3 балла</text:p>
      <text:p text:style-name="P4"/>
      <text:h text:style-name="P7" text:outline-level="2">Задача 3. ls -lR</text:h>
      <text:p text:style-name="Text_20_body">Требуется реализовать аналог программы ls, эквивалентный работе <text:span text:style-name="T2">ls -lR</text:span></text:p>
      <text:p text:style-name="Text_20_body">Работа с директориями и файлами. Если параметров нет - работа с текущим каталогом.</text:p>
      <text:p text:style-name="Text_20_body">• Пример:</text:p>
      <text:p text:style-name="Text_20_body">• Ввод: ./ls a.txt</text:p>
      <text:p text:style-name="Text_20_body">• Вывод:</text:p>
      <text:p text:style-name="Text_20_body">-rw-r--r-- 1 nobody nogroup 2793 2009-10-29 17:43 a.c</text:p>
      <text:p text:style-name="Text_20_body">• Требования: программа должна работать на любых данных.</text:p>
      <text:p text:style-name="P5">3 балл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ndale Mono" svg:font-family="'Andale Mono'" style:font-pitch="fixed"/>
    <style:font-face style:name="TlwgMono" svg:font-family="TlwgMono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ksandr Chuklin</meta:initial-creator>
    <meta:creation-date>2012-02-18T16:48:18</meta:creation-date>
    <dc:date>2012-02-18T17:02:04</dc:date>
    <dc:creator>Aleksandr Chuklin</dc:creator>
    <meta:editing-duration>PT00H13M48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3" meta:paragraph-count="46" meta:word-count="278" meta:character-count="1808"/>
  </office:meta>
</office:document-meta>
</file>